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3.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PASS BY VAL/REF/PTR</text:span><text:span text:style-name="T2"/></text:p>
      <text:p text:style-name="P1"><text:span text:style-name="T2"/></text:p>
      <text:p text:style-name="P2"><text:span text:style-name="T3">Using CPU registers for passing arguments is faster than using memory (stack), but of course we have a limited amount of registers in CPU, so when a function has a lot of parameters then the stack is used. In the following example, because we are passing the functions 5 arguments the stack will be used instead of registers.</text:span></text:p>
      <text:p text:style-name="P2"><text:span text:style-name="T3">Compilers can push arguments to the stack before the actual function call, but many compilers use mov to push arguments to the stack. This is convenient as it doesn't change the ESP register (top of the stack) in the part of code that calls the function. (It is normal for modern compilers to move the stack pointer once at the beginning of a function, and move it back at the end.) This allows for more efficient indexing because it can treat the memory space as a memory mapped region rather than a simple stack. For example, values which are suddenly found to be of no use (perhaps due to an optimized shortcutted operator) can be ignored, rather than forcing one to pop them off the stack.)</text:span><text:span text:style-name="T4"/></text:p>
      <text:p text:style-name="P3"><draw:frame text:anchor-type="as-char" svg:width="53.13mm" svg:height="68.16mm" style:rel-width="scale" style:rel-height="scale"><draw:object-ole xlink:href="OleObj1"/><draw:image xlink:href="ObjectReplacements/OleObj1"/></draw:frame><text:span text:style-name="T5"/></text:p>
      <text:p text:style-name="P3"><draw:frame text:anchor-type="as-char" svg:width="71.97mm" svg:height="22.01mm" style:rel-width="scale" style:rel-height="scale"><draw:object-ole xlink:href="OleObj2"/><draw:image xlink:href="ObjectReplacements/OleObj2"/></draw:frame><text:span text:style-name="T6"/></text:p>
      <text:p text:style-name="P4"><text:span text:style-name="T6"/></text:p>
      <text:p text:style-name="P4"><text:span text:style-name="T7">PASS BY VALUE</text:span><text:span text:style-name="T8"/></text:p>
      <text:p text:style-name="P4"><text:span text:style-name="T8">Values of arguments are placed on the stack. Below you can see a lot of mov instructions from a memory location to a register and from the register to a location on the stack. This happens because x86 assembly does not allow directly moving from one memory location to another. (However, movs moves values from one array (or string as you wish) to another.)</text:span></text:p>
      <text:p text:style-name="P4"><draw:frame text:anchor-type="as-char" svg:width="85.30mm" svg:height="108.80mm" style:rel-width="scale" style:rel-height="scale"><draw:object-ole xlink:href="OleObj3"/><draw:image xlink:href="ObjectReplacements/OleObj3"/></draw:frame><text:span text:style-name="T9"/></text:p>
      <text:p text:style-name="P4"><text:span text:style-name="T10">PASS BY REF</text:span><text:span text:style-name="T11"/></text:p>
      <text:p text:style-name="P4"><text:span text:style-name="T12">Differently, when passing by reference you can see lots of lea instructions that copy addresses of arguments to CPU registers; these values of the registers are then moved into the stack.</text:span></text:p>
      <text:p text:style-name="P4"><draw:frame text:anchor-type="as-char" svg:width="103.51mm" svg:height="67.31mm" style:rel-width="scale" style:rel-height="scale"><draw:object-ole xlink:href="OleObj4"/><draw:image xlink:href="ObjectReplacements/OleObj4"/></draw:frame><text:span text:style-name="T13"/></text:p>
      <text:p text:style-name="P4"><text:span text:style-name="T14">PASS BY POINTER</text:span><text:span text:style-name="T15"/></text:p>
      <text:p text:style-name="P4"><text:span text:style-name="T15">Passing by pointer is similar to passing by reference. Internally, on the assembly level, pass by reference uses pointers, even though at a higher level (C++ programming), one might not use &amp; or * on references.</text:span></text:p>
      <text:p text:style-name="P4"><draw:frame text:anchor-type="as-char" svg:width="101.60mm" svg:height="69.22mm" style:rel-width="scale" style:rel-height="scale"><draw:object-ole xlink:href="OleObj5"/><draw:image xlink:href="ObjectReplacements/OleObj5"/></draw:frame><text:span text:style-name="T16"/></text:p>
      <text:p text:style-name="P4"><text:span text:style-name="T17">PASS BY ARRAY</text:span><text:span text:style-name="T18"/></text:p>
      <text:p text:style-name="P4"><text:span text:style-name="T19">Arrays are always passed by reference/pointer. If an array is a global variable then array values are found in the .data section.</text:span></text:p>
      <text:p text:style-name="P4"><draw:frame text:anchor-type="as-char" svg:width="77.26mm" svg:height="88.27mm" style:rel-width="scale" style:rel-height="scale"><draw:object-ole xlink:href="OleObj6"/><draw:image xlink:href="ObjectReplacements/OleObj6"/></draw:frame><text:span text:style-name="T19"/></text:p>
      <text:p text:style-name="P4"><text:span text:style-name="T20">PASS BY STRUCT</text:span><text:span text:style-name="T21"/></text:p>
      <text:p text:style-name="P4"><text:span text:style-name="T21">In regards to structs, the C standard unpacks them and passes the individual elements as separate arguments, which are later re-assembled into a struct by the callee. If the struct is very large, this can be extremely expensive, so it's better to pass a pointer to the structure instead.</text:span></text:p>
      <text:p text:style-name="P4"><text:span text:style-name="T22">RETURNING A STRUCT</text:span></text:p>
      <text:p text:style-name="P4"><text:span text:style-name="T23">If the function returns a structure, the caller allocates space to receive it and passes a pointer to that space as a "secret" argument to the function.</text:span></text:p>
      <text:p text:style-name="P4"><text:span text:style-name="T23"/></text:p>
      <text:p text:style-name="P4"><text:span text:style-name="T23"/></text:p>
      <text:p text:style-name="P4"><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